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criminal-offenses-on-campus-stu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criminal-offenses-on-campus-stu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Arso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8">
            <text:p>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7">
            <text:p>7</text:p>
          </table:table-cell>
          <table:table-cell table:style-name="ce21" office:value-type="float" office:value="33">
            <text:p>3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6">
            <text:p>1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51">
            <text:p>5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30">
            <text:p>3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1">
            <text:p>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5">
            <text:p>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9">
            <text:p>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9">
            <text:p>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8">
            <text:p>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3">
            <text:p>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5">
            <text:p>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3">
            <text:p>2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4">
            <text:p>4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6">
            <text:p>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">
            <text:p>1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criminal-offenses-on-campus-stu" style:display-name="PageStyle_criminal-offenses-on-campus-stu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